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1A0000003AB3A9800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arial" svg:font-family="arial" style:font-adornments="Regular" style:font-family-generic="swiss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41in" fo:margin-left="0in" table:align="left" style:writing-mode="lr-tb"/>
    </style:style>
    <style:style style:name="Table2.A" style:family="table-column">
      <style:table-column-properties style:column-width="6.94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3" style:family="table">
      <style:table-properties style:width="6.941in" fo:margin-left="0in" table:align="left" style:writing-mode="lr-tb"/>
    </style:style>
    <style:style style:name="Table3.A" style:family="table-column">
      <style:table-column-properties style:column-width="6.94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6" style:family="table">
      <style:table-properties style:width="6.941in" fo:margin-left="0in" table:align="left" style:writing-mode="lr-tb"/>
    </style:style>
    <style:style style:name="Table6.A" style:family="table-column">
      <style:table-column-properties style:column-width="6.94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7" style:family="table">
      <style:table-properties style:width="6.941in" fo:margin-left="0in" table:align="left" style:writing-mode="lr-tb"/>
    </style:style>
    <style:style style:name="Table7.A" style:family="table-column">
      <style:table-column-properties style:column-width="6.94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8" style:family="table">
      <style:table-properties style:width="6.941in" fo:margin-left="0in" table:align="left" style:writing-mode="lr-tb"/>
    </style:style>
    <style:style style:name="Table8.A" style:family="table-column">
      <style:table-column-properties style:column-width="6.94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9" style:family="table">
      <style:table-properties style:width="6.941in" fo:margin-left="0in" table:align="left" style:writing-mode="lr-tb"/>
    </style:style>
    <style:style style:name="Table9.A" style:family="table-column">
      <style:table-column-properties style:column-width="6.94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10" style:family="table">
      <style:table-properties style:width="6.9514in" fo:margin-left="0in" table:align="left" style:writing-mode="lr-tb"/>
    </style:style>
    <style:style style:name="Table10.A" style:family="table-column">
      <style:table-column-properties style:column-width="6.951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13" style:family="table">
      <style:table-properties style:width="6.941in" fo:margin-left="0in" table:align="left" style:writing-mode="lr-tb"/>
    </style:style>
    <style:style style:name="Table13.A" style:family="table-column">
      <style:table-column-properties style:column-width="6.94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15" style:family="table">
      <style:table-properties style:width="6.9514in" fo:margin-left="0in" table:align="left" style:writing-mode="lr-tb"/>
    </style:style>
    <style:style style:name="Table15.A" style:family="table-column">
      <style:table-column-properties style:column-width="6.951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16" style:family="table">
      <style:table-properties style:width="6.9625in" fo:margin-left="0in" table:align="left" style:writing-mode="lr-tb"/>
    </style:style>
    <style:style style:name="Table16.A" style:family="table-column">
      <style:table-column-properties style:column-width="6.962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18" style:family="table">
      <style:table-properties style:width="6.9729in" fo:margin-left="0in" table:align="left" style:writing-mode="lr-tb"/>
    </style:style>
    <style:style style:name="Table18.A" style:family="table-column">
      <style:table-column-properties style:column-width="6.9729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19" style:family="table">
      <style:table-properties style:width="6.9833in" fo:margin-left="0in" table:align="left" style:writing-mode="lr-tb"/>
    </style:style>
    <style:style style:name="Table19.A" style:family="table-column">
      <style:table-column-properties style:column-width="6.9833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20" style:family="table">
      <style:table-properties style:width="6.9938in" fo:margin-left="0in" table:align="left" style:writing-mode="lr-tb"/>
    </style:style>
    <style:style style:name="Table20.A" style:family="table-column">
      <style:table-column-properties style:column-width="6.993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21" style:family="table">
      <style:table-properties style:width="6.9306in" fo:margin-left="0in" table:align="left" style:writing-mode="lr-tb"/>
    </style:style>
    <style:style style:name="Table21.A" style:family="table-column">
      <style:table-column-properties style:column-width="6.9306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22" style:family="table">
      <style:table-properties style:width="6.941in" fo:margin-left="0in" table:align="left" style:writing-mode="lr-tb"/>
    </style:style>
    <style:style style:name="Table22.A" style:family="table-column">
      <style:table-column-properties style:column-width="6.94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24" style:family="table">
      <style:table-properties style:width="6.941in" fo:margin-left="0in" table:align="left" style:writing-mode="lr-tb"/>
    </style:style>
    <style:style style:name="Table24.A" style:family="table-column">
      <style:table-column-properties style:column-width="6.94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25" style:family="table">
      <style:table-properties style:width="6.4958in" table:align="left" style:writing-mode="lr-tb"/>
    </style:style>
    <style:style style:name="Table25.A" style:family="table-column">
      <style:table-column-properties style:column-width="6.4958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26" style:family="table">
      <style:table-properties style:width="6.4958in" table:align="left" style:writing-mode="lr-tb"/>
    </style:style>
    <style:style style:name="Table26.A" style:family="table-column">
      <style:table-column-properties style:column-width="6.4958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27" style:family="table">
      <style:table-properties style:width="6.4958in" table:align="left" style:writing-mode="lr-tb"/>
    </style:style>
    <style:style style:name="Table27.A" style:family="table-column">
      <style:table-column-properties style:column-width="6.4958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28" style:family="table">
      <style:table-properties style:width="6.4958in" table:align="left" style:writing-mode="lr-tb"/>
    </style:style>
    <style:style style:name="Table28.A" style:family="table-column">
      <style:table-column-properties style:column-width="6.4958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29" style:family="table">
      <style:table-properties style:width="6.4958in" table:align="left" style:writing-mode="lr-tb"/>
    </style:style>
    <style:style style:name="Table29.A" style:family="table-column">
      <style:table-column-properties style:column-width="6.4958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30" style:family="table">
      <style:table-properties style:width="6.4958in" table:align="left" style:writing-mode="lr-tb"/>
    </style:style>
    <style:style style:name="Table30.A" style:family="table-column">
      <style:table-column-properties style:column-width="6.4958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background-color="#f0f0f0" fo:padding="0.1965in" fo:border="none" style:writing-mode="lr-tb">
        <style:background-image/>
      </style:table-cell-properties>
    </style:style>
    <style:style style:name="Table1" style:family="table">
      <style:table-properties style:width="6.941in" fo:margin-left="-0.0007in" table:align="left" style:writing-mode="lr-tb"/>
    </style:style>
    <style:style style:name="Table1.A" style:family="table-column">
      <style:table-column-properties style:column-width="3.4653in"/>
    </style:style>
    <style:style style:name="Table1.B" style:family="table-column">
      <style:table-column-properties style:column-width="3.4757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361in" fo:keep-together="auto"/>
    </style:style>
    <style:style style:name="Table1.A2" style:family="table-cell">
      <style:table-cell-properties style:vertical-align="middle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9" style:family="table-row">
      <style:table-row-properties style:min-row-height="0.2451in" fo:keep-together="auto"/>
    </style:style>
    <style:style style:name="Table1.A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10" style:family="table-row">
      <style:table-row-properties style:min-row-height="0.2444in" fo:keep-together="auto"/>
    </style:style>
    <style:style style:name="Table1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6.941in" fo:margin-left="-0.0007in" table:align="left" style:writing-mode="lr-tb"/>
    </style:style>
    <style:style style:name="Table23.A" style:family="table-column">
      <style:table-column-properties style:column-width="3.7944in"/>
    </style:style>
    <style:style style:name="Table23.B" style:family="table-column">
      <style:table-column-properties style:column-width="3.1465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3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A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6.9306in" fo:margin-left="-0.0007in" table:align="left" style:writing-mode="lr-tb"/>
    </style:style>
    <style:style style:name="Table31.A" style:family="table-column">
      <style:table-column-properties style:column-width="3.7944in"/>
    </style:style>
    <style:style style:name="Table31.B" style:family="table-column">
      <style:table-column-properties style:column-width="3.136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1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1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2" style:family="table">
      <style:table-properties style:width="6.9479in" fo:margin-left="-0.0007in" table:align="left" style:writing-mode="lr-tb"/>
    </style:style>
    <style:style style:name="Table32.A" style:family="table-column">
      <style:table-column-properties style:column-width="3.7944in"/>
    </style:style>
    <style:style style:name="Table32.B" style:family="table-column">
      <style:table-column-properties style:column-width="3.153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2.2" style:family="table-row">
      <style:table-row-properties style:min-row-height="1.5097in" fo:keep-together="auto"/>
    </style:style>
    <style:style style:name="Table32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>
        <style:tab-stops>
          <style:tab-stop style:position="3in"/>
        </style:tab-stops>
      </style:paragraph-properties>
      <style:text-properties fo:color="#333333" style:font-name="Franklin Gothic Medium" style:font-name-complex="Franklin Gothic Medium"/>
    </style:style>
    <style:style style:name="P3" style:family="paragraph" style:parent-style-name="Standard">
      <style:paragraph-properties fo:text-align="center" style:justify-single-word="false">
        <style:tab-stops>
          <style:tab-stop style:position="3in" style:leader-style="dotted" style:leader-text="."/>
        </style:tab-stops>
      </style:paragraph-properties>
      <style:text-properties fo:color="#333333" style:font-name="Franklin Gothic Medium" style:font-name-complex="Franklin Gothic Medium"/>
    </style:style>
    <style:style style:name="P4" style:family="paragraph" style:parent-style-name="Standard">
      <style:paragraph-properties fo:line-height="150%"/>
      <style:text-properties fo:color="#333333" style:font-name="Franklin Gothic Medium" style:font-name-complex="Franklin Gothic Medium"/>
    </style:style>
    <style:style style:name="P5" style:family="paragraph" style:parent-style-name="Standard">
      <style:paragraph-properties fo:line-height="150%" style:snap-to-layout-grid="false"/>
      <style:text-properties fo:color="#333333" style:font-name="Franklin Gothic Medium" style:font-name-complex="Franklin Gothic Medium"/>
    </style:style>
    <style:style style:name="P6" style:family="paragraph" style:parent-style-name="Standard">
      <style:paragraph-properties>
        <style:tab-stops>
          <style:tab-stop style:position="3in"/>
        </style:tab-stops>
      </style:paragraph-properties>
      <style:text-properties fo:color="#333333" style:font-name="Times New Roman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margin-top="0in" fo:margin-bottom="0in" fo:text-align="end" style:justify-single-word="false"/>
      <style:text-properties style:use-window-font-color="true" fo:font-size="26pt" fo:language="ru" fo:country="RU" fo:font-style="normal" fo:font-weight="normal" style:font-name-asian="Times New Roman" style:font-size-asian="26pt" style:font-style-asian="normal" style:font-weight-asian="normal" style:font-name-complex="Times New Roman" style:font-size-complex="26pt" style:language-complex="ar" style:country-complex="SA" style:font-style-complex="normal" style:font-weight-complex="normal"/>
    </style:style>
    <style:style style:name="P9" style:family="paragraph" style:parent-style-name="Standard" style:master-page-name="Standard">
      <style:paragraph-properties fo:text-align="justify" style:justify-single-word="false" style:page-number="auto"/>
    </style:style>
    <style:style style:name="P10" style:family="paragraph" style:parent-style-name="Standard">
      <style:paragraph-properties fo:margin-left="-0.0047in" fo:margin-right="-0.3984in" fo:text-align="justify" style:justify-single-word="false" fo:text-indent="0in" style:auto-text-indent="false"/>
    </style:style>
    <style:style style:name="P11" style:family="paragraph" style:parent-style-name="Heading_20_1">
      <style:paragraph-properties fo:text-align="justify" style:justify-single-word="false"/>
      <style:text-properties fo:font-size="48pt" style:font-size-asian="48pt" style:font-size-complex="48pt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text-align="justify" style:justify-single-word="false" fo:break-before="page"/>
    </style:style>
    <style:style style:name="P15" style:family="paragraph" style:parent-style-name="Обычный_20__28_веб_29_">
      <style:paragraph-properties fo:margin-top="0.1945in" fo:margin-bottom="0in" fo:line-height="150%"/>
      <style:text-properties fo:color="#333333" style:font-name="Franklin Gothic Medium" style:font-name-complex="Franklin Gothic Medium"/>
    </style:style>
    <style:style style:name="P16" style:family="paragraph" style:parent-style-name="Text_20_body">
      <style:paragraph-properties fo:margin-top="0in" fo:margin-bottom="0.0835in"/>
      <style:text-properties fo:font-size="7pt" style:font-name-asian="Times New Roman" style:font-size-asian="7pt" style:font-name-complex="Times New Roman" style:font-size-complex="7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language="ru" fo:country="RU" fo:font-weight="normal" style:font-weight-asian="normal" style:language-complex="ar" style:country-complex="SA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color="#333333"/>
    </style:style>
    <style:style style:name="T6" style:family="text">
      <style:text-properties fo:color="#ff6600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graphics1" text:anchor-type="paragraph" svg:width="6.6929in" svg:height="0.7217in" draw:z-index="0"><draw:image xlink:href="Pictures/100000000000021A0000003AB3A9800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Бриф </text:p>
      <text:p text:style-name="P7">на создание сайта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Является приложением к договору № __________________</text:span></text:p>
      <text:p text:style-name="P14"><text:span text:style-name="T1">1. </text:span>Информация о компании, проекте</text:p>
      <text:p text:style-name="P1">Названия компании для упоминания в заголовках и на страницах сайта. На русском и, при необходимости, других языках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/>
          </table:table-cell>
        </table:table-row>
      </table:table>
      <text:p text:style-name="P1">Область деятельности компании, представляемая продукция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/>
          </table:table-cell>
        </table:table-row>
      </table:table>
      <text:p text:style-name="P1">Целевая аудитория сайта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Пол, возраст, образование, занятость, доходы, география</text:p>
          </table:table-cell>
        </table:table-row>
      </table:table>
      <text:p text:style-name="P1">Какие задачи в целом будет решать веб-сайт Вашей компании?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Инструмент продвижения бренда компании</text:p>
            <text:p text:style-name="P1">Инструмент продвижения бренда торговой марки</text:p>
            <text:p text:style-name="P1">Инструмент для повышения продаж</text:p>
            <text:p text:style-name="P1">Инструмент изучения предпочтений целевой аудитории</text:p>
            <text:p text:style-name="P1">Информационный ресурс</text:p>
            <text:p text:style-name="P1">Другое:</text:p>
          </table:table-cell>
        </table:table-row>
      </table:table>
      <text:p text:style-name="P1">С<text:span text:style-name="T1">логаны, </text:span><text:span text:style-name="T4">характеризующие</text:span><text:span text:style-name="T1"> </text:span><text:span text:style-name="T4">рекламный</text:span><text:span text:style-name="T1"> брэнд/продукт/услугу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/>
          </table:table-cell>
        </table:table-row>
      </table:table>
      <text:p text:style-name="P12"><text:span text:style-name="T1"/></text:p>
      <text:p text:style-name="P14"><text:span text:style-name="T1">2. </text:span>Требования и пожелания по дизайну проекта</text:p>
      <text:p text:style-name="P1">Что из себя будет представлять конечный продукт?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">Сайт-визитка (самый простой, информационный сайт)</text:p>
            <text:p text:style-name="P1">Промо-сайт (рекламный сайт, упор сделан на дизайн)</text:p>
            <text:p text:style-name="P1">Корпоративный портал (многофункциональный сайт)</text:p>
            <text:p text:style-name="P1">Интернет-магазин (с функцией продажи или формирования счета)</text:p>
            <text:p text:style-name="P1">Интернет-витрина (каталог)</text:p>
            <text:p text:style-name="P1">Другое</text:p>
          </table:table-cell>
        </table:table-row>
      </table:table>
      <text:p text:style-name="P1">Требования по дизайнерскому решению сайта для обязательного исполнения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/>
          </table:table-cell>
        </table:table-row>
      </table:table>
      <text:p text:style-name="P1">Требования и пожелания по внешнему виду сайта (цветовая гамма, шрифты)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"/>
          </table:table-cell>
        </table:table-row>
      </table:table>
      <text:p text:style-name="P1">Требования и пожелания к присутствию анимации, в какой степени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"/>
          </table:table-cell>
        </table:table-row>
      </table:table>
      <text:p text:style-name="P1">Требования по присутствию на сайте рекламных объектов (баннеры, логотипы партнеров, реклама и т.п.)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"/>
          </table:table-cell>
        </table:table-row>
      </table:table>
      <text:p text:style-name="P1">Наличие фирменного стиля (логотип, цвета, начертание)?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"/>
          </table:table-cell>
        </table:table-row>
      </table:table>
      <text:p text:style-name="P1">Список ссылок на сайты прямых конкурентов компании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"><text:a xlink:type="simple" xlink:href="" office:target-frame-name="_blank" xlink:show="new"><text:span text:style-name="Internet_20_link">http://</text:span></text:a></text:p>
            <text:p text:style-name="P1"><text:a xlink:type="simple" xlink:href="" office:target-frame-name="_blank" xlink:show="new"><text:span text:style-name="Internet_20_link">http://</text:span></text:a></text:p>
            <text:p text:style-name="P1"><text:a xlink:type="simple" xlink:href="" office:target-frame-name="_blank" xlink:show="new"><text:span text:style-name="Internet_20_link">http://</text:span></text:a> </text:p>
          </table:table-cell>
        </table:table-row>
      </table:table>
      <text:p text:style-name="P1">Список ссылок на сайты с дизайном, обратившим на себя Ваше внимание (необязательно профильные сайты)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"><text:a xlink:type="simple" xlink:href="" office:target-frame-name="_blank" xlink:show="new"><text:span text:style-name="Internet_20_link">http://</text:span></text:a></text:p>
            <text:p text:style-name="P1"><text:a xlink:type="simple" xlink:href="" office:target-frame-name="_blank" xlink:show="new"><text:span text:style-name="Internet_20_link">http://</text:span></text:a></text:p>
            <text:p text:style-name="P1"><text:a xlink:type="simple" xlink:href="" office:target-frame-name="_blank" xlink:show="new"><text:span text:style-name="Internet_20_link">http://</text:span></text:a></text:p>
          </table:table-cell>
        </table:table-row>
      </table:table>
      <text:p text:style-name="P12"><text:span text:style-name="T1"/></text:p>
      <text:p text:style-name="P14"><text:span text:style-name="T1">3. </text:span><text:span text:style-name="T4">Структура сайта</text:span></text:p>
      <text:p text:style-name="P1">Основные разделы и подразделы сайта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"/>
          </table:table-cell>
        </table:table-row>
      </table:table>
      <text:p text:style-name="P1">Описание блоков главной страницы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"><text:span text:style-name="T4">Пример</text:span><text:span text:style-name="T1">: </text:span><text:span text:style-name="T4">Блок новостей — 3 новости — Картинка, анонс, ссылка «подробнее»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Standard">Укажите программные модули, которые необходимо использовать на Вашем сайте: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Standard">Наименование модуля<text:span text:style-name="T1">: </text:span></text:p>
          </table:table-cell>
          <table:table-cell table:style-name="Table1.A1" office:value-type="string">
            <text:p text:style-name="Standard">Ваши комментарии<text:span text:style-name="T1">:</text:span></text:p>
          </table:table-cell>
        </table:table-row>
        <table:table-row table:style-name="Table1.1">
          <table:table-cell table:style-name="Table1.A3" office:value-type="string">
            <text:p text:style-name="Standard">Новости</text:p>
          </table:table-cell>
          <table:table-cell table:style-name="Table1.B3" office:value-type="string">
            <text:p text:style-name="Standard"/>
          </table:table-cell>
        </table:table-row>
        <table:table-row table:style-name="Table1.1">
          <table:table-cell table:style-name="Table1.A4" office:value-type="string">
            <text:p text:style-name="Standard">Почтовая рассылка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1">
          <table:table-cell table:style-name="Table1.A5" office:value-type="string">
            <text:p text:style-name="Standard">Каталог</text:p>
          </table:table-cell>
          <table:table-cell table:style-name="Table1.B5" office:value-type="string">
            <text:p text:style-name="Standard"/>
          </table:table-cell>
        </table:table-row>
        <table:table-row table:style-name="Table1.1">
          <table:table-cell table:style-name="Table1.A6" office:value-type="string">
            <text:p text:style-name="Standard">Интернет-магазин</text:p>
          </table:table-cell>
          <table:table-cell table:style-name="Table1.B6" office:value-type="string">
            <text:p text:style-name="Standard"/>
          </table:table-cell>
        </table:table-row>
        <table:table-row table:style-name="Table1.1">
          <table:table-cell table:style-name="Table1.A7" office:value-type="string">
            <text:p text:style-name="Standard">Поиск</text:p>
          </table:table-cell>
          <table:table-cell table:style-name="Table1.B7" office:value-type="string">
            <text:p text:style-name="Standard"/>
          </table:table-cell>
        </table:table-row>
        <table:table-row table:style-name="Table1.1">
          <table:table-cell table:style-name="Table1.A8" office:value-type="string">
            <text:p text:style-name="Standard">Вопрос-ответ</text:p>
          </table:table-cell>
          <table:table-cell table:style-name="Table1.B8" office:value-type="string">
            <text:p text:style-name="Standard"/>
          </table:table-cell>
        </table:table-row>
        <table:table-row table:style-name="Table1.9">
          <table:table-cell table:style-name="Table1.A9" office:value-type="string">
            <text:p text:style-name="Standard">Промо-блоки <text:s/></text:p>
          </table:table-cell>
          <table:table-cell table:style-name="Table1.B9" office:value-type="string">
            <text:p text:style-name="Standard"/>
          </table:table-cell>
        </table:table-row>
        <table:table-row table:style-name="Table1.10">
          <table:table-cell table:style-name="Table1.A10" office:value-type="string">
            <text:p text:style-name="Standard">Регистрация посетителей</text:p>
          </table:table-cell>
          <table:table-cell table:style-name="Table1.B10" office:value-type="string">
            <text:p text:style-name="Standard"/>
          </table:table-cell>
        </table:table-row>
        <table:table-row table:style-name="Table1.10">
          <table:table-cell table:style-name="Table1.A11" office:value-type="string">
            <text:p text:style-name="Standard">Система ограничения доступа для незарегистрированных посетителей</text:p>
          </table:table-cell>
          <table:table-cell table:style-name="Table1.B11" office:value-type="string">
            <text:p text:style-name="Standard"/>
          </table:table-cell>
        </table:table-row>
        <table:table-row table:style-name="Table1.10">
          <table:table-cell table:style-name="Table1.A12" office:value-type="string">
            <text:p text:style-name="Standard">Форма обратной связи</text:p>
          </table:table-cell>
          <table:table-cell table:style-name="Table1.B12" office:value-type="string">
            <text:p text:style-name="Standard"/>
          </table:table-cell>
        </table:table-row>
      </table:table>
      <text:p text:style-name="Standard"/>
      <text:p text:style-name="Standard">Дополнительная навигация на всех страницах сайта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Standard">Кнопки «домой», «обратная связь», «карта сайта» и т.п.</text:p>
          </table:table-cell>
        </table:table-row>
      </table:table>
      <text:p text:style-name="Standard"/>
      <text:p text:style-name="Heading_20_1"/>
      <text:p text:style-name="P13">4. Дополнительные вопросы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Standard">Требуется ли 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Standard">Подбор и регистрация доменного имени</text:p>
          </table:table-cell>
          <table:table-cell table:style-name="Table23.B2" office:value-type="string">
            <text:p text:style-name="Standard"/>
          </table:table-cell>
        </table:table-row>
        <table:table-row table:style-name="Table23.1">
          <table:table-cell table:style-name="Table23.A3" office:value-type="string">
            <text:p text:style-name="Standard">Размещение сайта на сервере исполнителя</text:p>
          </table:table-cell>
          <table:table-cell table:style-name="Table23.B3" office:value-type="string">
            <text:p text:style-name="Standard"/>
          </table:table-cell>
        </table:table-row>
        <table:table-row table:style-name="Table23.1">
          <table:table-cell table:style-name="Table23.A4" office:value-type="string">
            <text:p text:style-name="Standard">Первоначальное заполнение сайта исполнителем</text:p>
          </table:table-cell>
          <table:table-cell table:style-name="Table23.B4" office:value-type="string">
            <text:p text:style-name="Standard"/>
          </table:table-cell>
        </table:table-row>
        <table:table-row table:style-name="Table23.1">
          <table:table-cell table:style-name="Table23.A5" office:value-type="string">
            <text:p text:style-name="Standard">Корректировка после заполнения сайта Заказчиком</text:p>
          </table:table-cell>
          <table:table-cell table:style-name="Table23.B5" office:value-type="string">
            <text:p text:style-name="Standard"/>
          </table:table-cell>
        </table:table-row>
        <table:table-row table:style-name="Table23.1">
          <table:table-cell table:style-name="Table23.A6" office:value-type="string">
            <text:p text:style-name="Standard">Написание текстов</text:p>
          </table:table-cell>
          <table:table-cell table:style-name="Table23.B6" office:value-type="string">
            <text:p text:style-name="Standard"/>
          </table:table-cell>
        </table:table-row>
      </table:table>
      <text:p text:style-name="Standard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Standard">Требуется ли ежемесячная поддержка сайта в следующем объеме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Standard">Разработка дополнительных и актуализация существующих страниц сайта</text:p>
          </table:table-cell>
          <table:table-cell table:style-name="Table31.B2" office:value-type="string">
            <text:p text:style-name="Standard"/>
          </table:table-cell>
        </table:table-row>
        <table:table-row table:style-name="Table31.1">
          <table:table-cell table:style-name="Table31.A3" office:value-type="string">
            <text:p text:style-name="Standard">Редактирование и адаптация текстовых материалов для сайта</text:p>
          </table:table-cell>
          <table:table-cell table:style-name="Table31.B3" office:value-type="string">
            <text:p text:style-name="Standard"/>
          </table:table-cell>
        </table:table-row>
        <table:table-row table:style-name="Table31.1">
          <table:table-cell table:style-name="Table31.A4" office:value-type="string">
            <text:p text:style-name="Standard">Перевод текстов на иностранные языки</text:p>
          </table:table-cell>
          <table:table-cell table:style-name="Table31.B4" office:value-type="string">
            <text:p text:style-name="Standard"/>
          </table:table-cell>
        </table:table-row>
        <table:table-row table:style-name="Table31.1">
          <table:table-cell table:style-name="Table31.A5" office:value-type="string">
            <text:p text:style-name="Standard">Обработка исходных материалов</text:p>
          </table:table-cell>
          <table:table-cell table:style-name="Table31.B5" office:value-type="string">
            <text:p text:style-name="Standard"/>
          </table:table-cell>
        </table:table-row>
        <table:table-row table:style-name="Table31.1">
          <table:table-cell table:style-name="Table31.A6" office:value-type="string">
            <text:p text:style-name="Standard">Управление и поддержка интерактивных элементов сайта: каталоги, новостная лента</text:p>
          </table:table-cell>
          <table:table-cell table:style-name="Table31.B6" office:value-type="string">
            <text:p text:style-name="Standard"/>
          </table:table-cell>
        </table:table-row>
      </table:table>
      <text:p text:style-name="Standard"/>
      <text:p text:style-name="Standard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Standard">В случае, если требуется продвижение сайта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Standard">Укажите предполагаемые ключевые слова запросов при поиске Ваших услуг и товаров </text:p>
          </table:table-cell>
          <table:table-cell table:style-name="Table32.B2" office:value-type="string">
            <text:p text:style-name="Standard"/>
          </table:table-cell>
        </table:table-row>
      </table:table>
      <text:p text:style-name="Standard"/>
      <text:p text:style-name="P13">5. Контактная информация</text:p>
      <text:p text:style-name="P1">Полное название компании 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"/>
          </table:table-cell>
        </table:table-row>
      </table:table>
      <text:p text:style-name="P1">Сотрудник, принимающий решения по работе над проектом 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"/>
          </table:table-cell>
        </table:table-row>
      </table:table>
      <text:p text:style-name="P1">Должность 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"/>
          </table:table-cell>
        </table:table-row>
      </table:table>
      <text:p text:style-name="P1">Контактный телефон 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"/>
          </table:table-cell>
        </table:table-row>
      </table:table>
      <text:p text:style-name="P1">Электронная почта 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"/>
          </table:table-cell>
        </table:table-row>
      </table:table>
      <text:p text:style-name="P1">Т<text:span text:style-name="T4">екущая версия сайта (если есть)</text:span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arial" svg:font-family="arial" style:font-adornments="Regular" style:font-family-generic="swiss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333333"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.1665in" fo:margin-bottom="0.0417in" style:page-number="auto" fo:keep-with-next="always"/>
      <style:text-properties fo:color="#5e11a6"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Title" style:next-style-name="Text_20_body" style:class="text" style:master-page-name="">
      <style:paragraph-properties style:page-number="auto"/>
      <style:text-properties fo:color="#00ae00"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Содержимое_20_таблицы" style:display-name="Содержимое таблицы" style:family="paragraph" style:parent-style-name="Standard">
      <style:paragraph-properties fo:margin="100%" fo:margin-left="0in" fo:margin-right="0in" fo:line-height="150%" fo:text-indent="0in" style:auto-text-indent="false" fo:background-color="#f0f0f0" text:number-lines="false" text:line-number="0">
        <style:background-image/>
      </style:paragraph-properties>
      <style:text-properties fo:font-size="11pt" style:text-underline-style="none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WW8Num13z0" style:family="text">
      <style:text-properties style:font-name="Arial" style:font-name-asian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Numbering_20_Symbols" style:display-name="Numbering Symbols" style:family="text"/>
    <style:style style:name="WW8Num20z2" style:family="text">
      <style:text-properties fo:color="#000000" style:font-name="Symbol"/>
    </style:style>
    <style:style style:name="WW8Num9z1" style:family="text">
      <style:text-properties style:font-name="Courier New"/>
    </style:style>
    <style:style style:name="WW8Num17z2" style:family="text">
      <style:text-properties fo:color="#000000"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8Dropcap5" style:family="text"/>
    <style:style style:name="WW8Dropcap6" style:family="text"/>
    <style:style style:name="WW8Dropcap7" style:family="text"/>
    <style:style style:name="WW8Dropcap8" style:family="text"/>
    <style:style style:name="WW8Dropcap9" style:family="text"/>
    <style:style style:name="WW8Dropcap10" style:family="text"/>
    <style:style style:name="WW8Dropcap11" style:family="text"/>
    <style:style style:name="WW8Dropcap12" style:family="text"/>
    <style:style style:name="WW8Dropcap13" style:family="text"/>
    <style:style style:name="WW8Dropcap14" style:family="text"/>
    <style:style style:name="WW8Dropcap15" style:family="text"/>
    <style:style style:name="WW8Dropcap16" style:family="text"/>
    <style:style style:name="WW8Dropcap17" style:family="text"/>
    <style:style style:name="WW8Dropcap18" style:family="text"/>
    <style:style style:name="WW8Dropcap19" style:family="text"/>
    <style:style style:name="WW8Dropcap20" style:family="text"/>
    <style:style style:name="WW8Dropcap21" style:family="text"/>
    <style:style style:name="WW8Dropcap22" style:family="text"/>
    <style:style style:name="WW8Dropcap23" style:family="text"/>
    <style:style style:name="WW8Dropcap24" style:family="text"/>
    <style:style style:name="WW8Dropcap25" style:family="text"/>
    <style:style style:name="WW8Dropcap26" style:family="text"/>
    <style:style style:name="WW8Dropcap27" style:family="text"/>
    <style:style style:name="WW8Dropcap2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3" text:consecutive-numbering="true">
      <text:list-level-style-bullet text:level="1" text:style-name="WW8Num13z0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bullet text:level="3" text:style-name="WW8Num20z2" text:bullet-char="">
        <style:list-level-properties text:list-level-position-and-space-mode="label-alignment">
          <style:list-level-label-alignment text:label-followed-by="listtab" text:list-tab-stop-position="1in" fo:text-indent="-0.4846in" fo:margin-left="0.9846in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6756in" fo:text-indent="-0.3799in" fo:margin-left="0.6756in"/>
        </style:list-level-properties>
      </text:list-level-style-number>
      <text:list-level-style-bullet text:level="3" text:style-name="WW8Num17z2" text:bullet-char="">
        <style:list-level-properties text:list-level-position-and-space-mode="label-alignment">
          <style:list-level-label-alignment text:label-followed-by="listtab" text:list-tab-stop-position="1in" fo:text-indent="-0.4846in" fo:margin-left="0.9846in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.0835in"/>
      <style:text-properties fo:font-size="7pt" style:font-name-asian="Times New Roman" style:font-size-asian="7pt" style:font-name-complex="Times New Roman" style:font-size-complex="7pt"/>
    </style:style>
    <style:style style:name="MP2" style:family="paragraph" style:parent-style-name="Standard">
      <style:paragraph-properties fo:margin-top="0in" fo:margin-bottom="0in" fo:text-align="end" style:justify-single-word="false"/>
      <style:text-properties style:use-window-font-color="true" fo:font-size="26pt" fo:language="ru" fo:country="RU" fo:font-style="normal" fo:font-weight="normal" style:font-name-asian="Times New Roman" style:font-size-asian="26pt" style:font-style-asian="normal" style:font-weight-asian="normal" style:font-name-complex="Times New Roman" style:font-size-complex="26pt" style:language-complex="ar" style:country-complex="SA" style:font-style-complex="normal" style:font-weight-complex="normal"/>
    </style:style>
    <style:style style:name="MT1" style:family="text">
      <style:text-properties style:use-window-font-color="true" fo:language="ru" fo:country="RU" fo:font-weight="normal" style:font-weight-asian="normal" style:language-complex="ar" style:country-complex="SA" style:font-weight-complex="normal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0791in" fo:margin-right="0.0791in" fo:margin-top="0.0791in" fo:margin-bottom="0.0791in" style:wrap="none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5902in" fo:margin-left="1.1811in" fo:margin-right="0.5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MP1"><draw:frame draw:style-name="Mfr1" draw:name="Frame1" text:anchor-type="char" svg:x="6.0165in" svg:y="-0.1661in" svg:width="0.4811in" svg:height="0.5173in" draw:z-index="0"><draw:text-box><text:p text:style-name="MP2"><text:page-number text:select-page="current">7</text:page-number></text:p></draw:text-box></draw:frame><text:span text:style-name="MT1">© 2004-2011 Составленно в Студии Александра Кизяченко </text:span><text:a xlink:type="simple" xlink:href="http://www.fntw.ru/"><text:span text:style-name="Internet_20_link"><text:span text:style-name="MT2">www.fntw.ru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3:56:02</meta:creation-date>
    <dc:date>2012-10-03T14:23:35</dc:date>
    <meta:editing-duration>PT26M54S</meta:editing-duration>
    <meta:editing-cycles>16</meta:editing-cycles>
    <meta:generator>LibreOffice/3.5$Linux_X86_64 LibreOffice_project/350m1$Build-202</meta:generator>
    <meta:document-statistic meta:table-count="26" meta:image-count="1" meta:object-count="0" meta:page-count="7" meta:paragraph-count="80" meta:word-count="376" meta:character-count="3009" meta:non-whitespace-character-count="2701"/>
  </office:meta>
</office:document-meta>
</file>